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Consider using a pseudonym Don’t provide more registration information than necessary Consider registering anonymously Consider separate accounts for campaigns Choose a strong password Use two-factor-authentication Use false answers to security questions Only connect to people you know Be aware of the privacy policy Opt out of data broker relationships Change default privacy settings Be careful about what you share Don’t post about people without their consent Use ObscuraCam for sensitive photos Agree with friends what they shouldn’t post about you Be careful about joining groups Don’t use social media for instant chats Never engage with people you don’t know Don’t rely on social media for storage Use https:// Delete browsing history when using public compu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